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6c36" officeooo:paragraph-rsid="00146c36"/>
    </style:style>
    <style:style style:name="P2" style:family="paragraph" style:parent-style-name="Standard">
      <style:text-properties fo:font-weight="bold" officeooo:rsid="00146c36" officeooo:paragraph-rsid="00146c36" style:font-weight-asian="bold" style:font-weight-complex="bold"/>
    </style:style>
    <style:style style:name="P3" style:family="paragraph" style:parent-style-name="Standard">
      <style:text-properties fo:font-weight="bold" officeooo:rsid="001ae0f9" officeooo:paragraph-rsid="001ae0f9" style:font-weight-asian="bold" style:font-weight-complex="bold"/>
    </style:style>
    <style:style style:name="P4" style:family="paragraph" style:parent-style-name="Standard">
      <style:text-properties fo:font-weight="bold" officeooo:rsid="001ae4a1" officeooo:paragraph-rsid="001ae4a1" style:font-weight-asian="bold" style:font-weight-complex="bold"/>
    </style:style>
    <style:style style:name="P5" style:family="paragraph" style:parent-style-name="Standard">
      <style:text-properties fo:font-weight="bold" officeooo:rsid="001c107d" officeooo:paragraph-rsid="001c107d" style:font-weight-asian="bold" style:font-weight-complex="bold"/>
    </style:style>
    <style:style style:name="P6" style:family="paragraph" style:parent-style-name="Standard">
      <style:text-properties fo:font-weight="bold" officeooo:rsid="0017a43d" officeooo:paragraph-rsid="0017a43d" fo:background-color="#cccccc" style:font-weight-asian="bold" style:font-weight-complex="bold"/>
    </style:style>
    <style:style style:name="P7" style:family="paragraph" style:parent-style-name="Standard">
      <style:text-properties fo:font-weight="bold" officeooo:rsid="0017a43d" officeooo:paragraph-rsid="0017a43d" fo:background-color="#dddddd" style:font-weight-asian="bold" style:font-weight-complex="bold"/>
    </style:style>
    <style:style style:name="P8" style:family="paragraph" style:parent-style-name="Standard">
      <style:text-properties officeooo:rsid="0015b933" officeooo:paragraph-rsid="0015b933"/>
    </style:style>
    <style:style style:name="P9" style:family="paragraph" style:parent-style-name="Standard">
      <style:text-properties officeooo:rsid="0017a43d" officeooo:paragraph-rsid="0017a43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ae4a1" officeooo:paragraph-rsid="001ae4a1" style:font-weight-asian="bold" style:font-weight-complex="bold"/>
    </style:style>
    <style:style style:name="P11" style:family="paragraph" style:parent-style-name="Standard">
      <style:text-properties officeooo:rsid="0015b933" officeooo:paragraph-rsid="0015b933"/>
    </style:style>
    <style:style style:name="P12" style:family="paragraph">
      <style:paragraph-properties style:writing-mode="lr-tb"/>
    </style:style>
    <style:style style:name="P13" style:family="paragraph">
      <loext:graphic-properties draw:fill-color="#ffd7d7"/>
      <style:paragraph-properties style:writing-mode="lr-tb"/>
    </style:style>
    <style:style style:name="P14" style:family="paragraph">
      <style:paragraph-properties fo:line-height="150%" style:writing-mode="lr-tb"/>
    </style:style>
    <style:style style:name="P15" style:family="paragraph">
      <loext:graphic-properties draw:fill-color="#dee6ef"/>
      <style:paragraph-properties fo:line-height="150%" style:writing-mode="lr-tb"/>
    </style:style>
    <style:style style:name="T1" style:family="text">
      <style:text-properties officeooo:rsid="0015b933"/>
    </style:style>
    <style:style style:name="T2" style:family="text">
      <style:text-properties officeooo:rsid="001713d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7a43d"/>
    </style:style>
    <style:style style:name="T5" style:family="text">
      <style:text-properties officeooo:rsid="001ae4a1"/>
    </style:style>
    <style:style style:name="T6" style:family="text">
      <style:text-properties fo:color="#ce181e" loext:opacity="100%" style:text-underline-style="solid" style:text-underline-width="auto" style:text-underline-color="font-color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gr1" style:family="graphic">
      <style:graphic-properties draw:fill-color="#ffd7d7" draw:textarea-horizontal-align="justify" draw:textarea-vertical-align="middle" draw:auto-grow-height="false" fo:min-height="4.4917in" fo:min-width="7.0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dee6ef" draw:textarea-horizontal-align="justify" draw:textarea-vertical-align="middle" draw:auto-grow-height="false" fo:min-height="4.9571in" fo:min-width="3.4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dee6ef" draw:textarea-horizontal-align="justify" draw:textarea-vertical-align="middle" draw:auto-grow-height="false" fo:min-height="4.9098in" fo:min-width="3.5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Gibt es immer noch eine « Mauer in den Köpfen » ?</text:span>, Text Seite 170</text:p>
      <text:p text:style-name="P1"/>
      <text:p text:style-name="P6">I/ LESEVERSTEHEN</text:p>
      <text:p text:style-name="P9"/>
      <text:p text:style-name="P2">Lesen Sie den Text <text:span text:style-name="T4">Seite 170 </text:span>und antworten Sie auf die Fragen.</text:p>
      <text:p text:style-name="P1"/>
      <text:p text:style-name="P1"/>
      <text:p text:style-name="P1"><text:span text:style-name="T1">1) </text:span>Füllen Sie die Steckbriefe der Schülerinnen aus, die an dem Austausch teilgenommen haben .</text:p>
      <text:p text:style-name="P1"><draw:custom-shape text:anchor-type="paragraph" draw:z-index="1" draw:name="Forme1" draw:style-name="gr2" draw:text-style-name="P15" svg:width="3.7752in" svg:height="5.3252in" svg:x="3.4256in" svg:y="0.1902in"><text:p text:style-name="P14">Vorname: Vera</text:p><text:p text:style-name="P14"/><text:p text:style-name="P14">Alter: 14</text:p><text:p text:style-name="P14"/><text:p text:style-name="P14">Herkuft (Wo wohnt sie?): <text:s/>Rheinberg (Westdeustchland)</text:p><text:p text:style-name="P14"/><text:p text:style-name="P14">Wo hat sie den Austausch gemacht ?</text:p><text:p text:style-name="P14">In Sachsen</text:p><text:p text:style-name="P14"/><text:p text:style-name="P14">Wann hat sie den Austausch gemacht ?</text:p><text:p text:style-name="P14">Auch vor drei Jahren</text:p><text:p text:style-name="P14"/><text:p text:style-name="P14">Was sagt sie über die Sprache ?</text:p><text:p text:style-name="P14">Der Dialekt war schwer zu verstehen.</text:p><text:p text:style-name="P14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custom-shape text:anchor-type="paragraph" draw:z-index="0" draw:name="Forme1" draw:style-name="gr3" draw:text-style-name="P15" svg:width="3.9169in" svg:height="5.2921in" svg:x="-0.5661in" svg:y="0.0071in"><text:p text:style-name="P14">Vorname: Hannah</text:p><text:p text:style-name="P14"/><text:p text:style-name="P14">Alter: 15</text:p><text:p text:style-name="P14"/><text:p text:style-name="P14">Herkuft (Wo wohnt sie?) : <text:s/>Sachsen (Ostdeutschland)</text:p><text:p text:style-name="P14"/><text:p text:style-name="P14">Wo hat sie den Austausch gemacht ? In Rheinberg (in Nord</text:p><text:p text:style-name="P14"/><text:p text:style-name="P14"/><text:p text:style-name="P14">Wann hat sie den Austausch gemacht ? Vor 3 Jahren</text:p><text:p text:style-name="P14"/><text:p text:style-name="P14"/><text:p text:style-name="P14">Was sagt sie über die Sprache ? Es war lustig, wie </text:p><text:p text:style-name="P14">bochdeutsch sie dort gesprochen haben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2) Die beiden Schülerinnen haben ohne Vorurteile an einem Austausch teilgenommen. Ist es immer der Fall bei Jugendlich<text:span text:style-name="T2">en ? Was meint er Historiker Klaus Schröder ? Zitieren Sie den Text.</text:span></text:p>
      <text:p text:style-name="P8"/>
      <text:p text:style-name="P8">Nein, viele Jugendliche haben immer noch eine abwertende Haltung gegenüber dem Osten.</text:p>
      <text:p text:style-name="P8"/>
      <text:p text:style-name="P8"/>
      <text:p text:style-name="P9">3) Wie erklärt er das ?</text:p>
      <text:p text:style-name="P9"/>
      <text:p text:style-name="P9">Wenig Schüler und tsudenten wissen über die deutsch Teilungsgeschichte. Es gibt also noch viele <text:span text:style-name="T8">Vorurteile</text:span> und <text:span text:style-name="T8">Unwissen</text:span>.</text:p>
      <text:p text:style-name="P9"/>
      <text:p text:style-name="P9">4) Warum werden immer noch Schüleraustausche zwischen Ost- und Westdeutschland organisiert ?</text:p>
      <text:p text:style-name="P9"/>
      <text:p text:style-name="P9">Man kann immer etwas lernen, wenn man sich hinaus bewegt.</text:p>
      <text:p text:style-name="P9"><text:soft-page-break/></text:p>
      <text:p text:style-name="P9"/>
      <text:p text:style-name="P7">II/ GRAMMATIK</text:p>
      <text:p text:style-name="P7"><draw:custom-shape text:anchor-type="paragraph" draw:z-index="2" draw:name="Forme2" draw:style-name="gr1" draw:text-style-name="P13" svg:width="7.0835in" svg:height="4.4921in" svg:x="-0.1744in" svg:y="0.1665in"><text:p text:style-name="P12"><text:span text:style-name="T9"><text:s/></text:span><text:span text:style-name="T9">Dire « quand » , « lorsque » :</text:span></text:p><text:p text:style-name="P12"><text:span text:style-name="T9"/></text:p><text:p text:style-name="P12"><text:s/>* <text:span text:style-name="T10">als</text:span></text:p><text:p text:style-name="P12"><text:s/>= quand / lorsque pour <text:span text:style-name="T11">un fait unique dans le passé</text:span></text:p><text:p text:style-name="P12"><text:span text:style-name="T3"><text:s/></text:span><text:span text:style-name="T3">Ex </text:span><text:span text:style-name="T3"><text:tab/></text:span>:Ich war noch nicht geboren, <text:span text:style-name="T11">als</text:span> die Mauer gefallen ist.</text:p><text:p text:style-name="P12"><text:span text:style-name="T12"><text:tab/></text:span><text:span text:style-name="T12">Je n’étais pas encore né(e) lorsque le mur est tombé. (Cela ne s’est produit qu’une seule fois!)</text:span></text:p><text:p text:style-name="P12"><text:span text:style-name="T12"/></text:p><text:p text:style-name="P12"><text:s/>* <text:span text:style-name="T10">wenn</text:span> </text:p><text:p text:style-name="P12"><text:s/>= quand / lorsque pour un fait<text:span text:style-name="T11"> qui a pu se produire plusieurs fois dans le passé</text:span></text:p><text:p text:style-name="P12"><text:span text:style-name="T11"><text:s/></text:span><text:span text:style-name="T11">On utilise forcément « wenn » au présent et au futur.</text:span></text:p><text:p text:style-name="P12"><text:span text:style-name="T3"><text:s/></text:span><text:span text:style-name="T3">Ex </text:span>: <text:tab/><text:span text:style-name="T11">Wenn</text:span> er nach Deutschland reist, besucht er seinen Austauschpartner.</text:p><text:p text:style-name="P12"><text:span text:style-name="T12"><text:tab/></text:span><text:span text:style-name="T12">Quand il va en Allemagne, il rend visite à son correspondant.</text:span></text:p><text:p text:style-name="P12"><text:span text:style-name="T11"><text:tab/></text:span><text:span text:style-name="T11">Wenn</text:span> man früher in den Westen fahren wollte, war es sehr kompliziert.</text:p><text:p text:style-name="P12"><text:span text:style-name="T12"><text:tab/></text:span><text:span text:style-name="T12">Lorsqu’on voulait aller à l’ouest à l’époque, c’était très compliqué.</text:span></text:p><text:p text:style-name="P12"/><text:p text:style-name="P12"><text:span text:style-name="T9"><text:s/></text:span><text:span text:style-name="T9">N.B</text:span><text:span text:style-name="T11"> : « wenn » et « als » introduisent une subordonnée → le verbe conjugué se mettra <text:s/>à la fin.</text:span></text:p><text:p text:style-name="P12"/><text:p text:style-name="P12"/><text:p text:style-name="P12"><text:span text:style-name="T3"><text:s/></text:span><text:span text:style-name="T3">Pour poser la question</text:span> (de manière direct ou indirecte) :</text:p><text:p text:style-name="P12"><text:s/>* <text:span text:style-name="T10">Wann</text:span></text:p><text:p text:style-name="P12"><text:span text:style-name="T11"><text:s/></text:span><text:span text:style-name="T11">Wann</text:span> kommt er?</text:p><text:p text:style-name="P12"><text:s/>Ich frage mich, <text:span text:style-name="T11">wann</text:span> er kommt.</text:p><text:p text:style-name="P12"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Übung N°3 Seite 174</text:p>
      <text:p text:style-name="P4">a. <text:span text:style-name="T6">Als</text:span> ich letzte jahr in Leipzig war, verstand ich den Dialekt nicht. <text:span text:style-name="T6">Wenn</text:span> ich nach Hamburg fahre, kann ich die Leute besser verstehen.</text:p>
      <text:p text:style-name="P4">b. <text:span text:style-name="T6">Als</text:span> die Berliner Mauergefallen ist, war Heike 17 Jahre alt.</text:p>
      <text:p text:style-name="P4">c. <text:span text:style-name="T6">Wann</text:span> fährst du wieder nach Köln ?</text:p>
      <text:p text:style-name="P4">d. Hanna weiß noch nicht, <text:span text:style-name="T6">wann</text:span> sie ihre Familie wiedersehen kann. Aber sie freut sich jedes Mal, <text:span text:style-name="T6">wenn</text:span> sie sich auf Skype treffen.</text:p>
      <text:p text:style-name="P4"/>
      <text:p text:style-name="P4">Übung N°4 Seite 174</text:p>
      <text:p text:style-name="P3">a. <text:span text:style-name="T5">Als Jörg 4 Jahre alt war, zogen seine Eltern nach Graz.</text:span></text:p>
      <text:p text:style-name="P5">Jörg war 4 Jahre alt, als seine Eltern nach Graz zogen.</text:p>
      <text:p text:style-name="P5"/>
      <text:p text:style-name="P5">b. Als die Berliner gebaut wurde, wurden viele Familie getrennt.</text:p>
      <text:p text:style-name="P5"/>
      <text:p text:style-name="P5">c. Wenn wir im Sommer nach Bayern fuhren, liebte ich es, stundenlang mit einerm Boot auf dem Starnberger See zu rudern.</text:p>
      <text:p text:style-name="P5"/>
      <text:p text:style-name="P5">d. Wenn Lukas nach Köln fährt, besucht er immer seine Tante.</text:p>
      <text:p text:style-name="P5">Er besucht immer seine Tante, wenn er nach Köln fähr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30T09:41:32.021000000</meta:creation-date>
    <dc:date>2021-03-05T11:04:54.129467128</dc:date>
    <meta:editing-duration>PT2H3M13S</meta:editing-duration>
    <meta:editing-cycles>12</meta:editing-cycles>
    <meta:generator>LibreOffice/7.0.4.2$Linux_X86_64 LibreOffice_project/00$Build-2</meta:generator>
    <meta:document-statistic meta:table-count="0" meta:image-count="0" meta:object-count="0" meta:page-count="2" meta:paragraph-count="23" meta:word-count="282" meta:character-count="1623" meta:non-whitespace-character-count="1364"/>
  </office:meta>
</office:document-meta>
</file>